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808080" draw:marker-start-width="0.227cm" draw:marker-end-width="0.227cm" draw:fill-color="#cccccc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draw:marker-start-width="0.227cm" draw:marker-end-width="0.227cm" draw:fill-color="#ddddd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-linejoin="none" draw:fill="none" draw:fill-color="#cfe7f5" draw:textarea-vertical-align="botto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.409cm" fo:margin-bottom="0.409cm" fo:text-align="start" fo:text-indent="0cm"/>
      <style:text-properties style:text-position="33% 58%"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text-position="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7cm" svg:height="1.9cm" svg:x="0.2cm" svg:y="0.6cm">
          <text:p text:style-name="P1"><text:span text:style-name="T1">Agent</text:span></text:p>
        </draw:rect>
        <draw:ellipse draw:style-name="gr2" draw:text-style-name="P2" draw:layer="layout" svg:width="3.4cm" svg:height="1.9cm" svg:x="6.5cm" svg:y="0.5cm">
          <text:p text:style-name="P1"><text:span text:style-name="T1">Umgebung</text:span></text:p>
        </draw:ellipse>
        <draw:line draw:style-name="gr3" draw:text-style-name="P1" draw:layer="layout" svg:x1="3.3cm" svg:y1="1.2cm" svg:x2="2.9cm" svg:y2="1.2cm">
          <text:p/>
        </draw:line>
        <draw:line draw:style-name="gr4" draw:text-style-name="P4" draw:layer="layout" svg:x1="4.1cm" svg:y1="0.7cm" svg:x2="7.1cm" svg:y2="0.7cm">
          <text:p text:style-name="P3"><text:span text:style-name="T2">Belohnung r</text:span></text:p>
        </draw:line>
        <draw:line draw:style-name="gr4" draw:text-style-name="P4" draw:layer="layout" svg:x1="4.1cm" svg:y1="1.2cm" svg:x2="6.5cm" svg:y2="1.2cm">
          <text:p text:style-name="P3"><text:span text:style-name="T2">Zustand s</text:span></text:p>
        </draw:line>
        <draw:line draw:style-name="gr4" draw:text-style-name="P4" draw:layer="layout" svg:x1="4.1cm" svg:y1="2.1cm" svg:x2="6.6cm" svg:y2="2.1cm">
          <text:p text:style-name="P3"><text:span text:style-name="T2">Aktion a</text:span></text:p>
        </draw:line>
        <draw:line draw:style-name="gr3" draw:text-style-name="P1" draw:layer="layout" svg:x1="6.6cm" svg:y1="2.1cm" svg:x2="6.9cm" svg:y2="2.1cm">
          <text:p/>
        </draw:line>
        <draw:line draw:style-name="gr5" draw:text-style-name="P1" draw:layer="layout" svg:x1="3.3cm" svg:y1="1.2cm" svg:x2="4.1cm" svg:y2="1.2cm">
          <text:p/>
        </draw:line>
        <draw:line draw:style-name="gr3" draw:text-style-name="P1" draw:layer="layout" svg:x1="3.3cm" svg:y1="0.7cm" svg:x2="2.9cm" svg:y2="0.7cm">
          <text:p/>
        </draw:line>
        <draw:line draw:style-name="gr5" draw:text-style-name="P1" draw:layer="layout" svg:x1="3.3cm" svg:y1="0.7cm" svg:x2="4.1cm" svg:y2="0.7cm">
          <text:p/>
        </draw:line>
        <draw:line draw:style-name="gr5" draw:text-style-name="P1" draw:layer="layout" svg:x1="2.9cm" svg:y1="2.1cm" svg:x2="4.1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1-20T09:48:08.93</meta:creation-date>
    <dc:date>2017-01-21T12:47:11.56</dc:date>
    <dc:creator>jason statham</dc:creator>
    <meta:editing-duration>PT17M46S</meta:editing-duration>
    <meta:editing-cycles>6</meta:editing-cycles>
    <meta:generator>OpenOffice/4.1.2$Win32 OpenOffice.org_project/412m3$Build-9782</meta:generator>
    <meta:document-statistic meta:object-count="11"/>
  </office:meta>
</office:document-meta>
</file>